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8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2.531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d3d3d3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4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4">
      <style:table-cell-properties fo:background-color="#d3d3d3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4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7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table:style-name="ce4" office:value-type="string" calcext:value-type="string">
            <text:p>Salário</text:p>
          </table:table-cell>
          <table:table-cell table:style-name="ce4" office:value-type="string" calcext:value-type="string">
            <text:p>Encargos Soc</text:p>
          </table:table-cell>
          <table:table-cell table:style-name="ce4" office:value-type="string" calcext:value-type="string">
            <text:p>Total Mês</text:p>
          </table:table-cell>
          <table:table-cell table:style-name="ce4" office:value-type="string" calcext:value-type="string">
            <text:p>Mêses</text:p>
          </table:table-cell>
          <table:table-cell table:style-name="ce4" office:value-type="string" calcext:value-type="string">
            <text:p>Total Ano</text:p>
          </table:table-cell>
          <table:table-cell table:style-name="ce4" office:value-type="string" calcext:value-type="string">
            <text:p>13<text:span text:style-name="T1">o</text:span></text:p>
          </table:table-cell>
          <table:table-cell table:style-name="ce4" office:value-type="string" calcext:value-type="string">
            <text:p>Total Geral Anual</text:p>
          </table:table-cell>
          <table:table-cell table:style-name="ce1" office:value-type="string" calcext:value-type="string">
            <text:p>Total 2 anos</text:p>
          </table:table-cell>
          <table:table-cell table:style-name="ce1" office:value-type="string" calcext:value-type="string">
            <text:p>Total 4 Ano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currency" office:currency="BRL" office:value="7616.88" calcext:value-type="currency">
            <text:p>R$ 7.616,88</text:p>
          </table:table-cell>
          <table:table-cell office:value-type="currency" office:currency="BRL" office:value="3458.06" calcext:value-type="currency">
            <text:p>R$ 3.458,06</text:p>
          </table:table-cell>
          <table:table-cell table:formula="of:=([.B2]+[.C2])" office:value-type="currency" office:currency="BRL" office:value="11074.94" calcext:value-type="currency">
            <text:p>R$ 11.074,94</text:p>
          </table:table-cell>
          <table:table-cell office:value-type="currency" office:currency="BRL" office:value="12" calcext:value-type="currency">
            <text:p>R$ 12,00</text:p>
          </table:table-cell>
          <table:table-cell table:formula="of:=([.D2]*[.E2])" office:value-type="currency" office:currency="BRL" office:value="132899.28" calcext:value-type="currency">
            <text:p>R$ 132.899,28</text:p>
          </table:table-cell>
          <table:table-cell table:formula="of:=[.D2]" office:value-type="currency" office:currency="BRL" office:value="11074.94" calcext:value-type="currency">
            <text:p>R$ 11.074,94</text:p>
          </table:table-cell>
          <table:table-cell table:style-name="ce5" table:formula="of:=[.F2]+[.G2]" office:value-type="currency" office:currency="BRL" office:value="143974.22" calcext:value-type="currency">
            <text:p>R$ 143.974,22</text:p>
          </table:table-cell>
          <table:table-cell table:style-name="ce5" table:formula="of:=[.H2]*2" office:value-type="currency" office:currency="BRL" office:value="287948.44" calcext:value-type="currency">
            <text:p>R$ 287.948,44</text:p>
          </table:table-cell>
          <table:table-cell table:style-name="ce5" table:formula="of:=[.H2]*4" office:value-type="currency" office:currency="BRL" office:value="575896.88" calcext:value-type="currency">
            <text:p>R$ 575.896,88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currency" office:currency="BRL" office:value="7616.88" calcext:value-type="currency">
            <text:p>R$ 7.616,88</text:p>
          </table:table-cell>
          <table:table-cell table:style-name="ce6" office:value-type="currency" office:currency="BRL" office:value="3458.06" calcext:value-type="currency">
            <text:p>R$ 3.458,06</text:p>
          </table:table-cell>
          <table:table-cell table:style-name="ce6" table:formula="of:=([.B3]+[.C3])" office:value-type="currency" office:currency="BRL" office:value="11074.94" calcext:value-type="currency">
            <text:p>R$ 11.074,94</text:p>
          </table:table-cell>
          <table:table-cell table:style-name="ce6" office:value-type="currency" office:currency="BRL" office:value="12" calcext:value-type="currency">
            <text:p>R$ 12,00</text:p>
          </table:table-cell>
          <table:table-cell table:style-name="ce6" table:formula="of:=([.D3]*[.E3])+[.D3]" office:value-type="currency" office:currency="BRL" office:value="143974.22" calcext:value-type="currency">
            <text:p>R$ 143.974,22</text:p>
          </table:table-cell>
          <table:table-cell table:style-name="ce6" table:formula="of:=[.D3]" office:value-type="currency" office:currency="BRL" office:value="11074.94" calcext:value-type="currency">
            <text:p>R$ 11.074,94</text:p>
          </table:table-cell>
          <table:table-cell table:style-name="ce6" table:formula="of:=[.F3]+[.G3]" office:value-type="currency" office:currency="BRL" office:value="155049.16" calcext:value-type="currency">
            <text:p>R$ 155.049,16</text:p>
          </table:table-cell>
          <table:table-cell table:style-name="ce6" table:formula="of:=[.H3]*2" office:value-type="currency" office:currency="BRL" office:value="310098.32" calcext:value-type="currency">
            <text:p>R$ 310.098,32</text:p>
          </table:table-cell>
          <table:table-cell table:style-name="ce6" table:formula="of:=[.H3]*4" office:value-type="currency" office:currency="BRL" office:value="620196.64" calcext:value-type="currency">
            <text:p>R$ 620.196,6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currency" office:currency="BRL" office:value="7616.88" calcext:value-type="currency">
            <text:p>R$ 7.616,88</text:p>
          </table:table-cell>
          <table:table-cell office:value-type="currency" office:currency="BRL" office:value="3458.06" calcext:value-type="currency">
            <text:p>R$ 3.458,06</text:p>
          </table:table-cell>
          <table:table-cell table:formula="of:=([.B4]+[.C4])" office:value-type="currency" office:currency="BRL" office:value="11074.94" calcext:value-type="currency">
            <text:p>R$ 11.074,94</text:p>
          </table:table-cell>
          <table:table-cell office:value-type="currency" office:currency="BRL" office:value="12" calcext:value-type="currency">
            <text:p>R$ 12,00</text:p>
          </table:table-cell>
          <table:table-cell table:formula="of:=([.D4]*[.E4])+[.D4]" office:value-type="currency" office:currency="BRL" office:value="143974.22" calcext:value-type="currency">
            <text:p>R$ 143.974,22</text:p>
          </table:table-cell>
          <table:table-cell table:formula="of:=[.D4]" office:value-type="currency" office:currency="BRL" office:value="11074.94" calcext:value-type="currency">
            <text:p>R$ 11.074,94</text:p>
          </table:table-cell>
          <table:table-cell table:style-name="ce5" table:formula="of:=[.F4]+[.G4]" office:value-type="currency" office:currency="BRL" office:value="155049.16" calcext:value-type="currency">
            <text:p>R$ 155.049,16</text:p>
          </table:table-cell>
          <table:table-cell table:style-name="ce5" table:formula="of:=[.H4]*2" office:value-type="currency" office:currency="BRL" office:value="310098.32" calcext:value-type="currency">
            <text:p>R$ 310.098,32</text:p>
          </table:table-cell>
          <table:table-cell table:style-name="ce5" table:formula="of:=[.H4]*4" office:value-type="currency" office:currency="BRL" office:value="620196.64" calcext:value-type="currency">
            <text:p>R$ 620.196,64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 office:value-type="currency" office:currency="BRL" office:value="7616.88" calcext:value-type="currency">
            <text:p>R$ 7.616,88</text:p>
          </table:table-cell>
          <table:table-cell table:style-name="ce6" office:value-type="currency" office:currency="BRL" office:value="3458.06" calcext:value-type="currency">
            <text:p>R$ 3.458,06</text:p>
          </table:table-cell>
          <table:table-cell table:style-name="ce6" table:formula="of:=([.B5]+[.C5])" office:value-type="currency" office:currency="BRL" office:value="11074.94" calcext:value-type="currency">
            <text:p>R$ 11.074,94</text:p>
          </table:table-cell>
          <table:table-cell table:style-name="ce6" office:value-type="currency" office:currency="BRL" office:value="12" calcext:value-type="currency">
            <text:p>R$ 12,00</text:p>
          </table:table-cell>
          <table:table-cell table:style-name="ce6" table:formula="of:=([.D5]*[.E5])+[.D5]" office:value-type="currency" office:currency="BRL" office:value="143974.22" calcext:value-type="currency">
            <text:p>R$ 143.974,22</text:p>
          </table:table-cell>
          <table:table-cell table:style-name="ce6" table:formula="of:=[.D5]" office:value-type="currency" office:currency="BRL" office:value="11074.94" calcext:value-type="currency">
            <text:p>R$ 11.074,94</text:p>
          </table:table-cell>
          <table:table-cell table:style-name="ce6" table:formula="of:=[.F5]+[.G5]" office:value-type="currency" office:currency="BRL" office:value="155049.16" calcext:value-type="currency">
            <text:p>R$ 155.049,16</text:p>
          </table:table-cell>
          <table:table-cell table:style-name="ce6" table:formula="of:=[.H5]*2" office:value-type="currency" office:currency="BRL" office:value="310098.32" calcext:value-type="currency">
            <text:p>R$ 310.098,32</text:p>
          </table:table-cell>
          <table:table-cell table:style-name="ce6" table:formula="of:=[.H5]*4" office:value-type="currency" office:currency="BRL" office:value="620196.64" calcext:value-type="currency">
            <text:p>R$ 620.196,6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currency" office:currency="BRL" office:value="7616.88" calcext:value-type="currency">
            <text:p>R$ 7.616,88</text:p>
          </table:table-cell>
          <table:table-cell office:value-type="currency" office:currency="BRL" office:value="3458.06" calcext:value-type="currency">
            <text:p>R$ 3.458,06</text:p>
          </table:table-cell>
          <table:table-cell table:formula="of:=([.B6]+[.C6])" office:value-type="currency" office:currency="BRL" office:value="11074.94" calcext:value-type="currency">
            <text:p>R$ 11.074,94</text:p>
          </table:table-cell>
          <table:table-cell office:value-type="currency" office:currency="BRL" office:value="12" calcext:value-type="currency">
            <text:p>R$ 12,00</text:p>
          </table:table-cell>
          <table:table-cell table:formula="of:=([.D6]*[.E6])+[.D6]" office:value-type="currency" office:currency="BRL" office:value="143974.22" calcext:value-type="currency">
            <text:p>R$ 143.974,22</text:p>
          </table:table-cell>
          <table:table-cell table:formula="of:=[.D6]" office:value-type="currency" office:currency="BRL" office:value="11074.94" calcext:value-type="currency">
            <text:p>R$ 11.074,94</text:p>
          </table:table-cell>
          <table:table-cell table:style-name="ce5" table:formula="of:=[.F6]+[.G6]" office:value-type="currency" office:currency="BRL" office:value="155049.16" calcext:value-type="currency">
            <text:p>R$ 155.049,16</text:p>
          </table:table-cell>
          <table:table-cell table:style-name="ce5" table:formula="of:=[.H6]*2" office:value-type="currency" office:currency="BRL" office:value="310098.32" calcext:value-type="currency">
            <text:p>R$ 310.098,32</text:p>
          </table:table-cell>
          <table:table-cell table:style-name="ce5" table:formula="of:=[.H6]*4" office:value-type="currency" office:currency="BRL" office:value="620196.64" calcext:value-type="currency">
            <text:p>R$ 620.196,64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 office:value-type="currency" office:currency="BRL" office:value="7616.88" calcext:value-type="currency">
            <text:p>R$ 7.616,88</text:p>
          </table:table-cell>
          <table:table-cell table:style-name="ce6" office:value-type="currency" office:currency="BRL" office:value="3458.06" calcext:value-type="currency">
            <text:p>R$ 3.458,06</text:p>
          </table:table-cell>
          <table:table-cell table:style-name="ce6" table:formula="of:=([.B7]+[.C7])" office:value-type="currency" office:currency="BRL" office:value="11074.94" calcext:value-type="currency">
            <text:p>R$ 11.074,94</text:p>
          </table:table-cell>
          <table:table-cell table:style-name="ce6" office:value-type="currency" office:currency="BRL" office:value="12" calcext:value-type="currency">
            <text:p>R$ 12,00</text:p>
          </table:table-cell>
          <table:table-cell table:style-name="ce6" table:formula="of:=([.D7]*[.E7])+[.D7]" office:value-type="currency" office:currency="BRL" office:value="143974.22" calcext:value-type="currency">
            <text:p>R$ 143.974,22</text:p>
          </table:table-cell>
          <table:table-cell table:style-name="ce6" table:formula="of:=[.D7]" office:value-type="currency" office:currency="BRL" office:value="11074.94" calcext:value-type="currency">
            <text:p>R$ 11.074,94</text:p>
          </table:table-cell>
          <table:table-cell table:style-name="ce6" table:formula="of:=[.F7]+[.G7]" office:value-type="currency" office:currency="BRL" office:value="155049.16" calcext:value-type="currency">
            <text:p>R$ 155.049,16</text:p>
          </table:table-cell>
          <table:table-cell table:style-name="ce6" table:formula="of:=[.H7]*2" office:value-type="currency" office:currency="BRL" office:value="310098.32" calcext:value-type="currency">
            <text:p>R$ 310.098,32</text:p>
          </table:table-cell>
          <table:table-cell table:style-name="ce6" table:formula="of:=[.H7]*4" office:value-type="currency" office:currency="BRL" office:value="620196.64" calcext:value-type="currency">
            <text:p>R$ 620.196,6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currency" office:currency="BRL" office:value="7616.88" calcext:value-type="currency">
            <text:p>R$ 7.616,88</text:p>
          </table:table-cell>
          <table:table-cell office:value-type="currency" office:currency="BRL" office:value="3458.06" calcext:value-type="currency">
            <text:p>R$ 3.458,06</text:p>
          </table:table-cell>
          <table:table-cell table:formula="of:=([.B8]+[.C8])" office:value-type="currency" office:currency="BRL" office:value="11074.94" calcext:value-type="currency">
            <text:p>R$ 11.074,94</text:p>
          </table:table-cell>
          <table:table-cell office:value-type="currency" office:currency="BRL" office:value="12" calcext:value-type="currency">
            <text:p>R$ 12,00</text:p>
          </table:table-cell>
          <table:table-cell table:formula="of:=([.D8]*[.E8])+[.D8]" office:value-type="currency" office:currency="BRL" office:value="143974.22" calcext:value-type="currency">
            <text:p>R$ 143.974,22</text:p>
          </table:table-cell>
          <table:table-cell table:formula="of:=[.D8]" office:value-type="currency" office:currency="BRL" office:value="11074.94" calcext:value-type="currency">
            <text:p>R$ 11.074,94</text:p>
          </table:table-cell>
          <table:table-cell table:style-name="ce5" table:formula="of:=[.F8]+[.G8]" office:value-type="currency" office:currency="BRL" office:value="155049.16" calcext:value-type="currency">
            <text:p>R$ 155.049,16</text:p>
          </table:table-cell>
          <table:table-cell table:style-name="ce5" table:formula="of:=[.H8]*2" office:value-type="currency" office:currency="BRL" office:value="310098.32" calcext:value-type="currency">
            <text:p>R$ 310.098,32</text:p>
          </table:table-cell>
          <table:table-cell table:style-name="ce5" table:formula="of:=[.H8]*4" office:value-type="currency" office:currency="BRL" office:value="620196.64" calcext:value-type="currency">
            <text:p>R$ 620.196,64</text:p>
          </table:table-cell>
        </table:table-row>
        <table:table-row table:style-name="ro2">
          <table:table-cell table:number-columns-repeated="5"/>
          <table:table-cell table:style-name="ce4" table:formula="of:=SUM([.F2:.F8])" office:value-type="currency" office:currency="BRL" office:value="996744.6" calcext:value-type="currency">
            <text:p>R$ 996.744,60</text:p>
          </table:table-cell>
          <table:table-cell table:style-name="ce4" table:formula="of:=SUM([.G2:.G8])" office:value-type="currency" office:currency="BRL" office:value="77524.58" calcext:value-type="currency">
            <text:p>R$ 77.524,58</text:p>
          </table:table-cell>
          <table:table-cell table:style-name="ce4" table:formula="of:=SUM([.H2:.H8])" office:value-type="currency" office:currency="BRL" office:value="1074269.18" calcext:value-type="currency">
            <text:p>R$ 1.074.269,18</text:p>
          </table:table-cell>
          <table:table-cell table:style-name="ce4" table:formula="of:=SUM([.I2:.I8])" office:value-type="currency" office:currency="BRL" office:value="2148538.36" calcext:value-type="currency">
            <text:p>R$ 2.148.538,36</text:p>
          </table:table-cell>
          <table:table-cell table:style-name="ce4" table:formula="of:=SUM([.J2:.J8])" office:value-type="currency" office:currency="BRL" office:value="4297076.72" calcext:value-type="currency">
            <text:p>R$ 4.297.076,72</text:p>
          </table:table-cell>
        </table:table-row>
        <table:table-row table:style-name="ro2" table:number-rows-repeated="1048566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5T15:09:31.041337037</meta:creation-date>
    <dc:date>2023-09-25T15:19:26.961750691</dc:date>
    <meta:editing-duration>PT9M56S</meta:editing-duration>
    <meta:editing-cycles>1</meta:editing-cycles>
    <meta:document-statistic meta:table-count="1" meta:cell-count="85" meta:object-count="0"/>
    <meta:generator>LibreOffice/6.4.7.2$Linux_X86_64 LibreOffice_project/40$Build-2</meta:generator>
  </office:meta>
</office:document-meta>
</file>